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6" style:family="table">
      <style:table-properties style:width="17cm" table:align="center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4.251cm"/>
    </style:style>
    <style:style style:name="Tableau6.A1" style:family="table-cell">
      <style:table-cell-properties fo:padding="0.097cm" fo:border="none"/>
    </style:style>
    <style:style style:name="Tableau6.C1" style:family="table-cell">
      <style:table-cell-properties fo:padding="0.097cm" fo:border="0.5pt solid #000000"/>
    </style:style>
    <style:style style:name="Tableau6.C2" style:family="table-cell">
      <style:table-cell-properties fo:padding="0.097cm" fo:border-left="0.5pt solid #000000" fo:border-right="none" fo:border-top="none" fo:border-bottom="0.5pt solid #000000"/>
    </style:style>
    <style:style style:name="Tableau6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fo:padding="0.097cm" fo:border-left="0.5pt solid #000000" fo:border-right="none" fo:border-top="0.5pt solid #000000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Nimbus Roman" fo:language="pt" fo:country="BR" fo:font-weight="bold" style:font-weight-asian="bold" style:font-weight-complex="bold"/>
    </style:style>
    <style:style style:name="P2" style:family="paragraph" style:parent-style-name="Standard">
      <style:text-properties style:font-name="Nimbus Roman" fo:language="pt" fo:country="BR"/>
    </style:style>
    <style:style style:name="P3" style:family="paragraph" style:parent-style-name="Standard">
      <style:paragraph-properties fo:text-align="center" style:justify-single-word="false"/>
      <style:text-properties style:font-name="Nimbus Roman" fo:language="pt" fo:country="BR"/>
    </style:style>
    <style:style style:name="P4" style:family="paragraph" style:parent-style-name="Table_20_Contents">
      <style:text-properties style:font-name="Nimbus Roman" fo:language="pt" fo:country="BR"/>
    </style:style>
    <style:style style:name="P5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701c2" officeooo:paragraph-rsid="001f89df"/>
    </style:style>
    <style:style style:name="P6" style:family="paragraph" style:parent-style-name="Standard" style:list-style-name="L1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5c21" officeooo:paragraph-rsid="00185c21"/>
    </style:style>
    <style:style style:name="P7" style:family="paragraph" style:parent-style-name="Standard" style:list-style-name="L1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5c21" officeooo:paragraph-rsid="001b8ca9"/>
    </style:style>
    <style:style style:name="P8" style:family="paragraph" style:parent-style-name="Standard" style:master-page-name="">
      <style:paragraph-properties fo:margin-top="0.15cm" fo:margin-bottom="0.15cm" style:contextual-spacing="false" fo:text-align="justify" style:justify-single-word="false" style:page-number="auto"/>
      <style:text-properties style:font-name="Nimbus Roman" fo:language="pt" fo:country="BR" officeooo:rsid="00187824" officeooo:paragraph-rsid="00187824"/>
    </style:style>
    <style:style style:name="P9" style:family="paragraph" style:parent-style-name="Standard" style:list-style-name="L2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7824" officeooo:paragraph-rsid="00187824"/>
    </style:style>
    <style:style style:name="P10" style:family="paragraph" style:parent-style-name="Standard" style:list-style-name="L2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906e" officeooo:paragraph-rsid="0018906e"/>
    </style:style>
    <style:style style:name="P11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906e" officeooo:paragraph-rsid="0018906e"/>
    </style:style>
    <style:style style:name="P12" style:family="paragraph" style:parent-style-name="Table_20_Contents">
      <style:paragraph-properties fo:text-align="center" style:justify-single-word="false"/>
      <style:text-properties style:font-name="Nimbus Roman" fo:language="pt" fo:country="BR"/>
    </style:style>
    <style:style style:name="P13" style:family="paragraph" style:parent-style-name="Table_20_Contents">
      <style:paragraph-properties fo:text-align="center" style:justify-single-word="false"/>
      <style:text-properties style:font-name="Nimbus Roman" fo:language="pt" fo:country="BR" officeooo:rsid="0018d153" officeooo:paragraph-rsid="0018d153"/>
    </style:style>
    <style:style style:name="P14" style:family="paragraph" style:parent-style-name="Standard">
      <style:text-properties style:font-name="Nimbus Roman" fo:language="pt" fo:country="BR" officeooo:rsid="0018906e" officeooo:paragraph-rsid="0018906e"/>
    </style:style>
    <style:style style:name="P15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paragraph-rsid="0018d153"/>
    </style:style>
    <style:style style:name="P16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d394" officeooo:paragraph-rsid="0018d394"/>
    </style:style>
    <style:style style:name="P17" style:family="paragraph" style:parent-style-name="Standard" style:list-style-name="L3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8d394" officeooo:paragraph-rsid="0018d394"/>
    </style:style>
    <style:style style:name="P18" style:family="paragraph" style:parent-style-name="Standard" style:list-style-name="L3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972b6" officeooo:paragraph-rsid="001972b6"/>
    </style:style>
    <style:style style:name="P19" style:family="paragraph" style:parent-style-name="Standard" style:list-style-name="L3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b46c3" officeooo:paragraph-rsid="001b46c3"/>
    </style:style>
    <style:style style:name="P20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b46c3" officeooo:paragraph-rsid="001b46c3"/>
    </style:style>
    <style:style style:name="P21" style:family="paragraph" style:parent-style-name="Standard">
      <style:paragraph-properties fo:margin-top="0.15cm" fo:margin-bottom="0.15cm" style:contextual-spacing="false" fo:text-align="justify" style:justify-single-word="false"/>
      <style:text-properties style:font-name="Nimbus Roman" fo:language="pt" fo:country="BR" officeooo:rsid="001d4f1f" officeooo:paragraph-rsid="001d4f1f"/>
    </style:style>
    <style:style style:name="P22" style:family="paragraph" style:parent-style-name="Standard">
      <style:text-properties style:font-name="Nimbus Roman" fo:language="pt" fo:country="BR" officeooo:rsid="001f89df" officeooo:paragraph-rsid="001f89df"/>
    </style:style>
    <style:style style:name="T1" style:family="text">
      <style:text-properties officeooo:rsid="00187824"/>
    </style:style>
    <style:style style:name="T2" style:family="text">
      <style:text-properties officeooo:rsid="00185c2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7824" style:font-style-asian="normal" style:font-style-complex="normal"/>
    </style:style>
    <style:style style:name="T6" style:family="text">
      <style:text-properties fo:font-style="normal" officeooo:rsid="001f89df" style:font-style-asian="normal" style:font-style-complex="normal"/>
    </style:style>
    <style:style style:name="T7" style:family="text">
      <style:text-properties officeooo:rsid="0018906e"/>
    </style:style>
    <style:style style:name="T8" style:family="text">
      <style:text-properties officeooo:rsid="001c7c9f"/>
    </style:style>
    <style:style style:name="T9" style:family="text">
      <style:text-properties officeooo:rsid="0018d153"/>
    </style:style>
    <style:style style:name="T10" style:family="text">
      <style:text-properties officeooo:rsid="0018d394"/>
    </style:style>
    <style:style style:name="T11" style:family="text">
      <style:text-properties fo:font-style="italic" officeooo:rsid="0018d394" style:font-style-asian="italic" style:font-style-complex="italic"/>
    </style:style>
    <style:style style:name="T12" style:family="text">
      <style:text-properties fo:font-style="normal" officeooo:rsid="0018d394" style:font-style-asian="normal" style:font-style-complex="normal"/>
    </style:style>
    <style:style style:name="T13" style:family="text">
      <style:text-properties officeooo:rsid="001972b6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ionamento de ações de marketing para um produto</text:p>
      <text:p text:style-name="P2"/>
      <text:p text:style-name="P3">Sua empresa lançou um produto há 1 ano e deseja aprimorar suas estratégias de marketing</text:p>
      <text:p text:style-name="P3">para aumentar a eficácia das campanhas e reduzir os custos envolvidos. O objetivo é</text:p>
      <text:p text:style-name="P3">identificar o público-alvo mais adequado para as ações de marketing. Com base nisso, você</text:p>
      <text:p text:style-name="P3">foi convocado para apoiar no processo de análise e tomada de decisão.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1. Identificação do Público-Alvo:</text:p>
            <text:p text:style-name="P4">Descreva detalhadamente cada etapa do processo que você seguiria para identificar os clientes com maior propensão a adquirir o produto. Explique como você estruturaria a análise e avaliaria a assertividade de suas predições.</text:p>
          </table:table-cell>
        </table:table-row>
      </table:table>
      <text:p text:style-name="P2"/>
      <text:p text:style-name="P5">O público-alvo é identificado por uma variável binária (1 para o caso de clientes com maior probabilidade de contratar o produto em questão, 0 para o caso <text:span text:style-name="T1">contrário</text:span>). Consequentemente, trata-se naturalmente de um caso de classificação. O modelo econométrico escolhido para identificar o público-alvo a partir de suas características foi, portanto, o modelo de regressão logística.</text:p>
      <text:p text:style-name="P5"><text:span text:style-name="T2">Para a aplicação deste modelo, seguiram-se os passos seguintes.</text:span></text:p>
      <text:list text:style-name="L1">
        <text:list-item>
          <text:p text:style-name="P6">Extração dos dados fornecidos em planilha do Excel e sua organização em DataFrame do pandas, o que resultou na leitura de 2.000 observações.</text:p>
        </text:list-item>
        <text:list-item>
          <text:p text:style-name="P6">Análise descritiva dos dados, por meio de exame de estatísticas descritivas, distribuições <text:span text:style-name="T1">(boxplots e histogramas)</text:span> e correlações.</text:p>
        </text:list-item>
        <text:list-item>
          <text:p text:style-name="P6">Descarte de 678 observações para as quais pelo menos uma coluna apresentava valor faltante, resultando em 1.322 observações.</text:p>
        </text:list-item>
        <text:list-item>
          <text:p text:style-name="P6">Transformação de variáveis categóricas em variáveis <text:span text:style-name="T3">dummy</text:span><text:span text:style-name="T4">, de modo a possibilitar a análise de regressão.</text:span></text:p>
        </text:list-item>
        <text:list-item>
          <text:p text:style-name="P6"><text:span text:style-name="T4">Descarte de 5 observações cuja renda mensal </text:span><text:span text:style-name="T5">constava</text:span><text:span text:style-name="T4"> como negativa.</text:span></text:p>
        </text:list-item>
        <text:list-item>
          <text:p text:style-name="P7"><text:span text:style-name="T5">Cisão aleatória das 1.317 restantes em um conjunto de dados de treino (987 observações) e um conjunto de dados de teste (330 observações).</text:span></text:p>
        </text:list-item>
        <text:list-item>
          <text:p text:style-name="P7"><text:span text:style-name="T5">Uso do conjunto de dados de treino para </text:span><text:span text:style-name="T6">a</text:span><text:span text:style-name="T5"> estimação dos parâmetros de um modelo de regressão logística preliminar que revelou quais das características dos possíveis clientes revelaram-se estatisticamente significantes, a 5%, para a predição de seu grau de propensão de contratação do produto em questão. O pseudo-R² deste primeiro modelo foi de 0,7891.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2. Análise de Resultados Insatisfatórios:</text:p>
            <text:p text:style-name="P4">Suponha que o desempenho do modelo preditivo inicial não tenha sido satisfatório. Detalhe as verificações e diagnósticos que realizaria para identificar possíveis problemas e caso nenhuma falha seja identificada, quais seriam os próximos passos para melhorar os resultados.</text:p>
          </table:table-cell>
        </table:table-row>
      </table:table>
      <text:p text:style-name="P8">Entre os procedimentos seguidos na busca de se elevar o poder preditivo do modelo, incluem-se</text:p>
      <text:list text:style-name="L2">
        <text:list-item>
          <text:p text:style-name="P9"><text:span text:style-name="T7">Cálculo e testes com variáveis adicionais, tais como o quadrado e o logaritmo das variáveis contínuas originais, na busca de possíveis relações não-lineares entre as variáveis explicativas e a var</text:span><text:span text:style-name="T8">i</text:span><text:span text:style-name="T7">ável explicada.</text:span></text:p>
        </text:list-item>
        <text:list-item>
          <text:p text:style-name="P10"><text:soft-page-break/>Cálculo da variável “número de chamados aberto por ano de relacionamento do cliente com a empresa”, na busca de se mitigar possível colinearidade que poderia reduzir a significância estatística dos parâmetros estimados.</text:p>
        </text:list-item>
        <text:list-item>
          <text:p text:style-name="P10">Eliminação, da modelagem, de variáveis que não se revelaram estatisticamente significantes.</text:p>
        </text:list-item>
      </text:list>
      <text:p text:style-name="P11">Após a implementação destes passos, observou-se pseudo-R² de 0,8050, e calculou-se a seguinte matri<text:span text:style-name="T8">z</text:span> de confusão <text:span text:style-name="T9">com base no conjunto de dados de teste.</text:span></text:p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B"/>
        <table:table-row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12"/>
          </table:table-cell>
          <table:table-cell table:style-name="Tableau6.C1" table:number-columns-spanned="2" office:value-type="string">
            <text:p text:style-name="P13">Predição</text:p>
          </table:table-cell>
          <table:covered-table-cell/>
        </table:table-row>
        <table:table-row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12"/>
          </table:table-cell>
          <table:table-cell table:style-name="Tableau6.C2" office:value-type="string">
            <text:p text:style-name="P13">Positivo</text:p>
          </table:table-cell>
          <table:table-cell table:style-name="Tableau6.D2" office:value-type="string">
            <text:p text:style-name="P13">Negativo</text:p>
          </table:table-cell>
        </table:table-row>
        <table:table-row>
          <table:table-cell table:style-name="Tableau6.A3" table:number-rows-spanned="2" office:value-type="string">
            <text:p text:style-name="P13">Resultado real</text:p>
          </table:table-cell>
          <table:table-cell table:style-name="Tableau6.C1" office:value-type="string">
            <text:p text:style-name="P13">Positivo</text:p>
          </table:table-cell>
          <table:table-cell table:style-name="Tableau6.C2" office:value-type="string">
            <text:p text:style-name="P13">84</text:p>
          </table:table-cell>
          <table:table-cell table:style-name="Tableau6.D2" office:value-type="string">
            <text:p text:style-name="P13">5</text:p>
          </table:table-cell>
        </table:table-row>
        <table:table-row>
          <table:covered-table-cell table:style-name="Tableau6.C2"/>
          <table:table-cell table:style-name="Tableau6.D2" office:value-type="string">
            <text:p text:style-name="P13">Negativo</text:p>
          </table:table-cell>
          <table:table-cell table:style-name="Tableau6.C2" office:value-type="string">
            <text:p text:style-name="P13">11</text:p>
          </table:table-cell>
          <table:table-cell table:style-name="Tableau6.D2" office:value-type="string">
            <text:p text:style-name="P13">230</text:p>
          </table:table-cell>
        </table:table-row>
      </table:table>
      <text:p text:style-name="P14"/>
      <text:p text:style-name="P15"><text:span text:style-name="T9">Isto significa que, dos 84 dos 89 clientes potenciais foram corretamente identificados. No caso dos indivíduos que não são clientes potenciais, 230 de 241 deles foram identificados. A precisão do modelo é de 84 / (84 + 5) = </text:span><text:span text:style-name="T10">94,4%, o que significa que 94,4% dos casos positivos foram corretamente identificados. O </text:span><text:span text:style-name="T11">recall</text:span><text:span text:style-name="T12"> do modelo, por outro lado, é de 84 / (84 + 11) = 88,4%, o que significa que 88,4% dos indivíduos identificados como clientes potenciais são, de fato, clientes potenciais.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3. Apoio à Implementação de Ações de Marketing:</text:p>
            <text:p text:style-name="P4">Imagine agora que seu modelo alcançou um excelente desempenho na identificação dos clientes mais propensos à contratação do produto. Descreva como você apoiaria o time de marketing na aplicação prática do modelo. Considere desde o planejamento até a apuração de resultados.</text:p>
          </table:table-cell>
        </table:table-row>
      </table:table>
      <text:p text:style-name="P2"/>
      <text:p text:style-name="P16">Os coeficientes estimados revelam os achados seguintes.</text:p>
      <text:list text:style-name="L3">
        <text:list-item>
          <text:p text:style-name="P17">Clientes com <text:span text:style-name="T13">rendas mensais maiores são mais propensos a contratar o produto. Ademais, este efeito torna-se ligeiramente mais acentuado em altos níveis de renda.</text:span></text:p>
        </text:list-item>
        <text:list-item>
          <text:p text:style-name="P18">Clientes com maior número de acesso ao simulador de preço do produto são mais propensos a adquirirem-no. Quantitativamente, o efeito de um acesso adicional ao simulador na propensão a adquirir o produto equivale ao de aumento de R$ 158,22 na renda mensal.</text:p>
        </text:list-item>
        <text:list-item>
          <text:p text:style-name="P18">Clientes com maior número de sócios são mais propensos a adquirir o produto. Quantitativamente, o efeito de um sócio adicional equivale ao de aumento de R$ 4.306,79 na renda mensal.</text:p>
        </text:list-item>
        <text:list-item>
          <text:p text:style-name="P19">Clientes com mais chamados abertos no sistema de suporte tendem a ser menos propensos a adquirir o produto. Quantitativamente, o efeito de um chamado adicional equivale ao de redução de R$ 8.948,64 na renda mensal.</text:p>
        </text:list-item>
        <text:list-item>
          <text:p text:style-name="P19">As demais características dos clientes fornecidas, <text:span text:style-name="T3">i.e.</text:span><text:span text:style-name="T4">, idade, gênero, localização geográfica, canal de atendimento mais utilizado, tempo de relacionamento e nota mais recente de satisfação, não revelaram ter efeito estatisticamente significantes na propensão de um indivíduo a adquirir o produto.</text:span></text:p>
        </text:list-item>
      </text:list>
      <text:p text:style-name="P20"><text:span text:style-name="T4">Neste contexto, minha recomendação ao time de marketing seria a de priorizar possíveis clientes de acordo com estas características. </text:span><text:span text:style-name="T6">Adicionalmente, a redução da necessidade de abertura de chamados implicaria, como revela o ponto (iv), expressivo aumento na propensão de clientes médios a adquirirem o produto.</text:span></text:p>
      <text:p text:style-name="P2"><text:soft-pag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4. Lançamento de um Novo Produto:</text:p>
            <text:p text:style-name="P4">Agora, considere que o produto tenha acabado de ser lançado e sua empresa deseja, desde o início, realizar campanhas e ações direcionadas para um público mais específico. Explique o que você mudaria nos três pontos anteriores, descrevendo como você abordaria esse cenário em uma situação onde não há histórico de vendas ou dados relacionados ao produto.</text:p>
          </table:table-cell>
        </table:table-row>
      </table:table>
      <text:p text:style-name="P21">No caso de um produto novo, e portanto da ausência de dados históricos relativos à propensão de clientes a contratá-lo, faz-se necessária nova abordagem.</text:p>
      <text:p text:style-name="P21">Uma possibilidade é apoiar-se em dados históricos de um produto já existente, e cujas características sejam o mais similares possíveis às do produto novo. Neste caso, os passos 1-3 descritos acima poderiam ser desenvolvidos com base nos dados históricos do produto já existente e, dada sua similaridade com o novo produto, as conclusões atingidas poderiam, reservadas diferenças entre os dois produtos, ser aplicadas ao público-alvo do novo produto.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5. Variáveis Influentes:</text:p>
            <text:p text:style-name="P4">Considere o banco de dados fornecido, contendo as seguintes variáveis:</text:p>
            <text:p text:style-name="P4">Propensão_Contratação: Variável binária indicando se o cliente tem maior</text:p>
            <text:p text:style-name="P4">probabilidade de contratar o produto (0 - Não, 1 - Sim).</text:p>
            <text:p text:style-name="P4">Idade: Idade do cliente.</text:p>
            <text:p text:style-name="P4">Gênero: Variável categórica representando o gênero do cliente</text:p>
            <text:p text:style-name="P4">(Feminino/Masculino).</text:p>
            <text:p text:style-name="P4">Região: Localização geográfica do cliente (Norte, Sul, Nordeste, Sudeste,</text:p>
            <text:p text:style-name="P4">Centro-Oeste).</text:p>
            <text:p text:style-name="P4">Qtd_Acessos_Simulador: Número de acessos do cliente ao simulador de preço do</text:p>
            <text:p text:style-name="P4">produto.</text:p>
            <text:p text:style-name="P4">Qtd_Socios: Número de sócios associados a esse cliente.</text:p>
            <text:p text:style-name="P4">Renda_Mensal: Renda líquida média mensal do cliente.</text:p>
            <text:p text:style-name="P4">Qtd_Tickets_Abertos: Quantidade de chamados abertos por esse cliente no</text:p>
            <text:p text:style-name="P4">sistema de suporte.</text:p>
            <text:p text:style-name="P4">Canal_Atendimento: Canal mais frequente utilizado pelo cliente para atendimento.</text:p>
            <text:p text:style-name="P4">Tempo_Cliente: Tempo de relacionamento do cliente com a empresa (em anos).</text:p>
            <text:p text:style-name="P4">NPS: Nota mais recente de satisfação (NPS) fornecida pelo cliente.</text:p>
            <text:p text:style-name="P4"/>
            <text:p text:style-name="P4">Desenvolva uma análise utilizando Python ou R para identificar as variáveis mais</text:p>
            <text:p text:style-name="P4">relevantes que contribuem para tornar o cliente mais propenso a contratar o produto.</text:p>
          </table:table-cell>
        </table:table-row>
      </table:table>
      <text:p text:style-name="P2"/>
      <text:p text:style-name="P22">A análise em Python para identificar as variáveis que contribuem para tornar o cliente mais propenso a contratar o produto encontram-se no repositório <text:a xlink:type="simple" xlink:href="https://github.com/carlos-e-frohlich/contabilizei" text:style-name="Internet_20_link" text:visited-style-name="Visited_20_Internet_20_Link">https://github.com/carlos-e-frohlich/contabilizei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5:56:48.295688335</meta:creation-date>
    <meta:generator>LibreOffice/24.8.3.2$Linux_X86_64 LibreOffice_project/e14c9fdd1f585efcbb2c5363087a99d20928d522</meta:generator>
    <dc:date>2025-01-05T20:13:18.776820845</dc:date>
    <meta:editing-duration>PT20M55S</meta:editing-duration>
    <meta:editing-cycles>4</meta:editing-cycles>
    <meta:document-statistic meta:table-count="6" meta:image-count="0" meta:object-count="0" meta:page-count="3" meta:paragraph-count="68" meta:word-count="1192" meta:character-count="7877" meta:non-whitespace-character-count="6770"/>
  </office:meta>
</office:document-meta>
</file>